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e913" officeooo:paragraph-rsid="0019e913" style:font-weight-asian="bold" style:font-weight-complex="bold"/>
    </style:style>
    <style:style style:name="P2" style:family="paragraph" style:parent-style-name="Standard">
      <style:text-properties fo:font-weight="normal" officeooo:rsid="0018e74f" officeooo:paragraph-rsid="0018e74f" style:font-weight-asian="normal" style:font-weight-complex="normal"/>
    </style:style>
    <style:style style:name="P3" style:family="paragraph" style:parent-style-name="Standard">
      <style:text-properties fo:font-weight="normal" officeooo:rsid="0019e913" officeooo:paragraph-rsid="0019e913"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b696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b6969" style:font-style-asian="normal" style:font-style-complex="normal"/>
    </style:style>
    <style:style style:name="T6" style:family="text">
      <style:text-properties fo:font-style="normal" officeooo:rsid="001d1b8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ijah Michaelson</text:p>
      <text:p text:style-name="P2">Senior Design</text:p>
      <text:p text:style-name="P2">Week 4</text:p>
      <text:p text:style-name="P3"/>
      <text:p text:style-name="P3"><text:span text:style-name="T1">Description</text:span>:</text:p>
      <text:p text:style-name="P3"/>
      <text:p text:style-name="P2">This week I set out to have a clear description of my product, to make sure everyone on my team agreed with the description, to separate out our roles in the project somewhat, and to delve into the work on my part. </text:p>
      <text:p text:style-name="P2"/>
      <text:p text:style-name="P3"><text:span text:style-name="T1">Explanation</text:span>:</text:p>
      <text:p text:style-name="P1"/>
      <text:p text:style-name="P3"><text:tab/>Flushing out the details of the major features of our project proved to be very useful. For one, it made the distinction between the <text:span text:style-name="T2">library</text:span><text:span text:style-name="T4"> and </text:span><text:span text:style-name="T2">extension</text:span><text:span text:style-name="T4"> part of our project very clear. This was very helpful to me and gave me some direction. I looked into API design rather than focusing solely on how to design extensions like I did last week. Also, formulating the major features gave some hints as to the constraints that our system would be under (more on this later). Additionally, by expanding on what we would actually need to develop helped me with one of my main goals this week, which was to figure out how the work could be divided up and allow people to specialize.</text:span></text:p>
      <text:p text:style-name="P3"><text:span text:style-name="T4"><text:tab/>I think that this is really important because we can focus in on the strengths of each member of our team. Every member will be helping and collaborating on each part of the project, of course, but by having some component of the project that each person ‘owns’ gives them a clear direction to start developing in. In particular, I am going to be </text:span><text:span text:style-name="T5">in charge of the development and architecture of the neural network. After formulating the initial major features list, a constraint that will directly influence this architecture is the </text:span><text:span text:style-name="T3">time</text:span><text:span text:style-name="T5"> that it take to train our network. Because each user’s network will need to be trained locally, not only the number of images but also the time it takes to train the network based off of those images will be a huge hurdle in the development of a reasonable product. Therefore, I looked into Liquid State Machines, a technique for applying the learning rule over a neural network. I read multiple research papers on these machines to figure out how they work, what their strengths and weaknesses are, and if they are applicable to out project. I found that the idea behind them is to initialize the network in a sparsely connected configuration, rather than a completely random configuration that is normally used. Then the learning algorithm is applied to the </text:span><text:span text:style-name="T3">final layer only</text:span><text:span text:style-name="T5">. This is where the strength of LSM’s come in, because you do not have to spend computational resources and time training the entire network. I think that this will be a huge asset seeing as our networks need to be trained quickly on machines that have variable, and most of the time probably weak, computational power. However, one weakness of this network type is that the recognition rate is not as strong as other techniques. </text:span><text:span text:style-name="T6">My plan is to combine this type of network with a (small) Differentiable Neural Computer to bolster its accuracy ra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3:32:59.525686828</meta:creation-date>
    <dc:date>2017-09-26T14:59:28.461731478</dc:date>
    <meta:editing-duration>PT2M40S</meta:editing-duration>
    <meta:editing-cycles>1</meta:editing-cycles>
    <meta:document-statistic meta:table-count="0" meta:image-count="0" meta:object-count="0" meta:page-count="1" meta:paragraph-count="8" meta:word-count="495" meta:character-count="2820" meta:non-whitespace-character-count="2330"/>
    <meta:generator>LibreOffice/5.1.6.2$Linux_X86_64 LibreOffice_project/10m0$Build-2</meta:generator>
  </office:meta>
</office:document-meta>
</file>